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Arduino.h&gt;</text:p>
      <text:p text:style-name="Standard">#define A 2</text:p>
      <text:p text:style-name="Standard">#define B 3</text:p>
      <text:p text:style-name="Standard">#define C 4</text:p>
      <text:p text:style-name="Standard">#define D 5</text:p>
      <text:p text:style-name="Standard">#define NAND_OUTPUT 12</text:p>
      <text:p text:style-name="Standard"/>
      <text:p text:style-name="Standard">//defining Variables</text:p>
      <text:p text:style-name="Standard"/>
      <text:p text:style-name="Standard">int a , b, c ,d , kmap_output , nand_output, temp1,temp2;</text:p>
      <text:p text:style-name="Standard"/>
      <text:p text:style-name="Standard">//Function for NAND</text:p>
      <text:p text:style-name="Standard"/>
      <text:p text:style-name="Standard">int NAND(int i1 , int i2)</text:p>
      <text:p text:style-name="Standard">{</text:p>
      <text:p text:style-name="Standard"><text:s text:c="8"/>return !(i1 &amp;&amp; i2); </text:p>
      <text:p text:style-name="Standard">}</text:p>
      <text:p text:style-name="Standard">int NAND2(int i1,int i2,int i3)</text:p>
      <text:p text:style-name="Standard">{</text:p>
      <text:p text:style-name="Standard"><text:s text:c="8"/>return !(i1 &amp;&amp; i2 &amp;&amp; i3); </text:p>
      <text:p text:style-name="Standard">}</text:p>
      <text:p text:style-name="Standard"/>
      <text:p text:style-name="Standard"/>
      <text:p text:style-name="Standard">void setup() {</text:p>
      <text:p text:style-name="Standard"><text:s text:c="2"/>pinMode(LED_BUILTIN,OUTPUT);</text:p>
      <text:p text:style-name="Standard"><text:s text:c="2"/>pinMode(NAND_OUTPUT,OUTPUT);</text:p>
      <text:p text:style-name="Standard"><text:s text:c="2"/>pinMode(A,INPUT);</text:p>
      <text:p text:style-name="Standard"><text:s text:c="2"/>pinMode(B,INPUT);</text:p>
      <text:p text:style-name="Standard"><text:s text:c="2"/>pinMode(C,INPUT);</text:p>
      <text:p text:style-name="Standard"><text:s text:c="2"/>pinMode(D,INPUT);</text:p>
      <text:p text:style-name="Standard"/>
      <text:p text:style-name="Standard"/>
      <text:p text:style-name="Standard"><text:s text:c="2"/>// put your setup code here, to run once:</text:p>
      <text:p text:style-name="Standard">}</text:p>
      <text:p text:style-name="Standard"/>
      <text:p text:style-name="Standard">void loop() {</text:p>
      <text:p text:style-name="Standard"><text:s text:c="8"/>a = digitalRead(A);</text:p>
      <text:p text:style-name="Standard"><text:s text:c="8"/>b = digitalRead(B);</text:p>
      <text:p text:style-name="Standard"><text:s text:c="8"/>c = digitalRead(C);</text:p>
      <text:p text:style-name="Standard"><text:s text:c="8"/>d = digitalRead(D);</text:p>
      <text:p text:style-name="Standard"/>
      <text:p text:style-name="Standard"><text:s text:c="8"/>kmap_output = ((a||d)&amp;&amp;((~a)||b)&amp;&amp;((~b)||(~c))&amp;&amp;(b||c||(a))&amp;&amp;(a||c||(~d)));</text:p>
      <text:p text:style-name="Standard"/>
      <text:p text:style-name="Standard"><text:s text:c="8"/>//temp1=NAND(NAND(a,b),(!c));</text:p>
      <text:p text:style-name="Standard"><text:s text:c="7"/>//temp2=NAND(NAND((!a),(!b)),NAND(c,d));</text:p>
      <text:p text:style-name="Standard"><text:s text:c="8"/>//nand_output = NAND(temp1,temp2);</text:p>
      <text:p text:style-name="Standard">nand_output=NAND(NAND(NAND(A,B),NAND2((!A),C,D)),NAND(B,D));</text:p>
      <text:p text:style-name="Standard"/>
      <text:p text:style-name="Standard"><text:s text:c="8"/>if (kmap_output ==1)</text:p>
      <text:p text:style-name="Standard"><text:s text:c="16"/>digitalWrite(LED_BUILTIN,HIGH);</text:p>
      <text:p text:style-name="Standard"><text:s text:c="8"/>else</text:p>
      <text:p text:style-name="Standard"><text:s text:c="16"/>digitalWrite(LED_BUILTIN, LOW);</text:p>
      <text:p text:style-name="Standard"><text:soft-page-break/><text:s text:c="8"/>if(nand_output ==1)</text:p>
      <text:p text:style-name="Standard"><text:s text:c="16"/>digitalWrite(NAND_OUTPUT, HIGH);</text:p>
      <text:p text:style-name="Standard"><text:s text:c="8"/>else</text:p>
      <text:p text:style-name="Standard"><text:s text:c="16"/>digitalWrite(NAND_OUTPUT,LOW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1:45:36.381586501</meta:creation-date>
    <dc:date>2022-02-24T01:48:46.225404449</dc:date>
    <meta:editing-duration>PT3M10S</meta:editing-duration>
    <meta:editing-cycles>1</meta:editing-cycles>
    <meta:document-statistic meta:table-count="0" meta:image-count="0" meta:object-count="0" meta:page-count="2" meta:paragraph-count="45" meta:word-count="114" meta:character-count="1155" meta:non-whitespace-character-count="895"/>
    <meta:generator>LibreOffice/6.4.7.2$Linux_X86_64 LibreOffice_project/40$Build-2</meta:generator>
  </office:meta>
</office:document-meta>
</file>